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d1e" officeooo:paragraph-rsid="0006ed1e"/>
    </style:style>
    <style:style style:name="P2" style:family="paragraph" style:parent-style-name="Standard">
      <style:text-properties officeooo:rsid="00073a21" officeooo:paragraph-rsid="00073a21"/>
    </style:style>
    <style:style style:name="P3" style:family="paragraph" style:parent-style-name="Standard">
      <style:text-properties officeooo:rsid="0008449b" officeooo:paragraph-rsid="0008449b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ed1e" officeooo:paragraph-rsid="0006ed1e"/>
    </style:style>
    <style:style style:name="P5" style:family="paragraph" style:parent-style-name="Standard">
      <style:text-properties fo:font-size="11pt" officeooo:rsid="00073a21" officeooo:paragraph-rsid="00073a21" style:font-size-asian="11pt" style:font-size-complex="11pt"/>
    </style:style>
    <style:style style:name="P6" style:family="paragraph" style:parent-style-name="Standard">
      <style:text-properties fo:font-size="11pt" officeooo:rsid="00097cb3" officeooo:paragraph-rsid="00097cb3" style:font-size-asian="11pt" style:font-size-complex="11pt"/>
    </style:style>
    <style:style style:name="P7" style:family="paragraph" style:parent-style-name="Standard">
      <style:text-properties fo:font-size="11pt" officeooo:rsid="000bf5f8" officeooo:paragraph-rsid="000bf5f8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y 1</text:p>
      <text:p text:style-name="P1">installing git </text:p>
      <text:p text:style-name="P1">$ sudo apt-get update </text:p>
      <text:p text:style-name="P1">$ sudo apt-get install git</text:p>
      <text:p text:style-name="P2"/>
      <text:p text:style-name="P3">to kill any process </text:p>
      <text:p text:style-name="P2"><text:span text:style-name="Source_20_Text"><text:span text:style-name="T1">sudo kill -9 &lt;PID&gt;</text:span></text:span><text:span text:style-name="T1"> (get &lt;PID&gt; from </text:span><text:span text:style-name="Source_20_Text"><text:span text:style-name="T1">lsof</text:span></text:span><text:span text:style-name="T1"> output. </text:span></text:p>
      <text:p text:style-name="P5"/>
      <text:p text:style-name="P6">To know the version of installed git </text:p>
      <text:p text:style-name="P6">$ git version</text:p>
      <text:p text:style-name="P6"><text:s/></text:p>
      <text:p text:style-name="P6">to know the location of git </text:p>
      <text:p text:style-name="P6">$ which git </text:p>
      <text:p text:style-name="P6"/>
      <text:p text:style-name="P7">to create a global user name and email </text:p>
      <text:p text:style-name="P7">$ <text:span text:style-name="T2">git config - - global user.name ravi</text:span></text:p>
      <text:p text:style-name="P7"><text:span text:style-name="T2">$ git config - - global user.email </text:span><text:a xlink:type="simple" xlink:href="mailto:ravindrakumar3008@gmail.com" text:style-name="Internet_20_link" text:visited-style-name="Visited_20_Internet_20_Link"><text:span text:style-name="T2">ravindrakumar3008@gmail.com</text:span></text:a></text:p>
      <text:p text:style-name="P7"><text:span text:style-name="T2"/></text:p>
      <text:p text:style-name="P6">To create a repository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09:46.933356443</meta:creation-date>
    <dc:date>2017-05-03T17:29:01.065260754</dc:date>
    <meta:editing-duration>PT16M5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15" meta:word-count="73" meta:character-count="389" meta:non-whitespace-character-count="320"/>
  </office:meta>
</office:document-meta>
</file>